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b1966" officeooo:paragraph-rsid="001b1966"/>
    </style:style>
    <style:style style:name="P3" style:family="paragraph" style:parent-style-name="Standard">
      <style:text-properties style:text-underline-style="solid" style:text-underline-width="auto" style:text-underline-color="font-color" officeooo:rsid="001b1966" officeooo:paragraph-rsid="001b1966"/>
    </style:style>
    <style:style style:name="P4" style:family="paragraph" style:parent-style-name="Standard">
      <style:text-properties style:text-underline-style="none" officeooo:rsid="001b1966" officeooo:paragraph-rsid="001b1966"/>
    </style:style>
    <style:style style:name="P5" style:family="paragraph" style:parent-style-name="Standard">
      <style:text-properties fo:font-size="14pt" style:text-underline-style="none" officeooo:rsid="001b1966" officeooo:paragraph-rsid="001b1966" style:font-size-asian="12.25pt" style:font-size-complex="14pt"/>
    </style:style>
    <style:style style:name="P6" style:family="paragraph" style:parent-style-name="Standard">
      <style:text-properties fo:font-size="12pt" style:text-underline-style="none" officeooo:rsid="001b1966" officeooo:paragraph-rsid="001b1966" style:font-size-asian="10.5pt" style:font-size-complex="12pt"/>
    </style:style>
    <style:style style:name="T1" style:family="text">
      <style:text-properties officeooo:rsid="001b1966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b1966" style:font-size-asian="12.25pt" style:font-size-complex="14pt"/>
    </style:style>
    <style:style style:name="T4" style:family="text">
      <style:text-properties officeooo:rsid="001cb0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tab/><text:span text:style-name="T2"><text:tab/><text:tab/></text:span><text:span text:style-name="T3">Lexical Analyzer</text:span></text:p>
      <text:p text:style-name="Standard"/>
      <text:p text:style-name="Standard"/>
      <text:p text:style-name="Standard"><text:span text:style-name="T1">#</text:span>include&lt;stdio.h&gt;</text:p>
      <text:p text:style-name="Standard">#include&lt;string.h&gt;</text:p>
      <text:p text:style-name="Standard">#include&lt;ctype.h&gt;</text:p>
      <text:p text:style-name="Standard"/>
      <text:p text:style-name="Standard">int k_count=0, i_count=0, str_count=0;</text:p>
      <text:p text:style-name="Standard">void keyword(char str[10])</text:p>
      <text:p text:style-name="Standard">{</text:p>
      <text:p text:style-name="Standard"><text:s text:c="8"/>if(strcmp("for",str)==0||strcmp("printf",str)==0||</text:p>
      <text:p text:style-name="Standard"><text:s text:c="8"/>strcmp("while",str)==0||strcmp("do",str)==0||</text:p>
      <text:p text:style-name="Standard"><text:s text:c="8"/>strcmp("int",str)==0||strcmp("float",str)==0||</text:p>
      <text:p text:style-name="Standard"><text:s text:c="8"/>strcmp("char",str)==0||strcmp("double",str)==0||</text:p>
      <text:p text:style-name="Standard"><text:s text:c="8"/>strcmp("static",str)==0||strcmp("switch",str)==0||</text:p>
      <text:p text:style-name="Standard"><text:s text:c="8"/>strcmp("case",str)==0||strcmp("include",str)==0)</text:p>
      <text:p text:style-name="Standard"><text:s text:c="8"/>{</text:p>
      <text:p text:style-name="Standard"><text:s text:c="16"/>printf("\n%s is a keyword\n",str);</text:p>
      <text:p text:style-name="Standard"><text:s text:c="16"/>k_count++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6"/>printf("\n%s is an identifier\n", str);</text:p>
      <text:p text:style-name="Standard"><text:s text:c="16"/>i_count++;</text:p>
      <text:p text:style-name="Standard"><text:s text:c="8"/>}</text:p>
      <text:p text:style-name="Standard">}</text:p>
      <text:p text:style-name="Standard"/>
      <text:p text:style-name="Standard">void main()</text:p>
      <text:p text:style-name="Standard">{</text:p>
      <text:p text:style-name="Standard"><text:s text:c="8"/>FILE *f1,*f2,*f3;</text:p>
      <text:p text:style-name="Standard"><text:s text:c="8"/>char c,str[100],str1[10];</text:p>
      <text:p text:style-name="Standard"><text:s text:c="8"/>int num[100],lineno=0,tokenvalue=0,i=0,j=0,k=0,count=0,s_count=0;</text:p>
      <text:p text:style-name="Standard"/>
      <text:p text:style-name="Standard"><text:s text:c="8"/>/*printf("Enter the C program: ");</text:p>
      <text:p text:style-name="Standard"><text:s text:c="8"/>f1=fopen("input.txt","w");</text:p>
      <text:p text:style-name="Standard"><text:s text:c="8"/>while((c=getchar()!='$'))</text:p>
      <text:p text:style-name="Standard"><text:s text:c="16"/>putc(c,f1);</text:p>
      <text:p text:style-name="Standard"><text:s text:c="8"/>fclose(f1);*/</text:p>
      <text:p text:style-name="Standard"/>
      <text:p text:style-name="Standard"><text:s text:c="8"/>f1=fopen("input.txt","r");</text:p>
      <text:p text:style-name="Standard"><text:s text:c="8"/>f2=fopen("identifier.txt","w");</text:p>
      <text:p text:style-name="Standard"><text:s text:c="8"/>f3=fopen("special_char.txt", "w");</text:p>
      <text:p text:style-name="Standard"/>
      <text:p text:style-name="Standard"><text:s text:c="8"/>if (!f1 || !f2 || !f3) </text:p>
      <text:p text:style-name="Standard"><text:s text:c="8"/>{</text:p>
      <text:p text:style-name="Standard"><text:s text:c="16"/>printf("Error opening file.\n");</text:p>
      <text:p text:style-name="Standard"><text:s text:c="8"/>// <text:s text:c="5"/>return 0;</text:p>
      <text:p text:style-name="Standard"><text:s text:c="8"/>}</text:p>
      <text:p text:style-name="Standard"/>
      <text:p text:style-name="Standard"><text:s text:c="8"/>printf("\nString literals found:\n\n");</text:p>
      <text:p text:style-name="Standard"><text:soft-page-break/><text:s text:c="8"/>while((c = getc(f1))!=EOF)</text:p>
      <text:p text:style-name="Standard"><text:s text:c="8"/>{</text:p>
      <text:p text:style-name="Standard"><text:s text:c="16"/>if(isdigit(c))</text:p>
      <text:p text:style-name="Standard"><text:s text:c="16"/>{</text:p>
      <text:p text:style-name="Standard"><text:s text:c="24"/>tokenvalue = c-'0';</text:p>
      <text:p text:style-name="Standard"><text:s text:c="24"/>c=getc(f1);</text:p>
      <text:p text:style-name="Standard"><text:s text:c="24"/>while(isdigit(c))</text:p>
      <text:p text:style-name="Standard"><text:s text:c="24"/>{</text:p>
      <text:p text:style-name="Standard"><text:s text:c="32"/>tokenvalue*=10+c-'0';</text:p>
      <text:p text:style-name="Standard"><text:s text:c="32"/>c=getc(f1);</text:p>
      <text:p text:style-name="Standard"><text:s text:c="24"/>}</text:p>
      <text:p text:style-name="Standard"><text:s text:c="24"/>num[i++]=tokenvalue;</text:p>
      <text:p text:style-name="Standard"><text:s text:c="24"/>ungetc(c,f1);</text:p>
      <text:p text:style-name="Standard"><text:s text:c="24"/>count = i;</text:p>
      <text:p text:style-name="Standard"><text:s text:c="16"/>}</text:p>
      <text:p text:style-name="Standard"><text:s text:c="16"/>else if(isalpha(c))</text:p>
      <text:p text:style-name="Standard"><text:s text:c="16"/>{</text:p>
      <text:p text:style-name="Standard"><text:s text:c="24"/>putc(c,f2);</text:p>
      <text:p text:style-name="Standard"><text:s text:c="24"/>c=getc(f1);</text:p>
      <text:p text:style-name="Standard"><text:s text:c="24"/>while(isdigit(c)||isalpha(c)||c=='_'||c=='$')</text:p>
      <text:p text:style-name="Standard"><text:s text:c="24"/>{</text:p>
      <text:p text:style-name="Standard"><text:s text:c="32"/>putc(c,f2);</text:p>
      <text:p text:style-name="Standard"><text:s text:c="32"/>c=getc(f1);</text:p>
      <text:p text:style-name="Standard"/>
      <text:p text:style-name="Standard"><text:s text:c="24"/>}</text:p>
      <text:p text:style-name="Standard"><text:s text:c="24"/>putc(' ',f2);</text:p>
      <text:p text:style-name="Standard"><text:s text:c="24"/>ungetc(c,f1);</text:p>
      <text:p text:style-name="Standard"><text:s text:c="16"/>}</text:p>
      <text:p text:style-name="Standard"><text:tab/> <text:s text:c="4"/>else if(c == '"')</text:p>
      <text:p text:style-name="Standard"><text:s text:c="16"/>{</text:p>
      <text:p text:style-name="Standard"><text:s text:c="24"/>k=0;</text:p>
      <text:p text:style-name="Standard"><text:s text:c="24"/>str[k++] = c;</text:p>
      <text:p text:style-name="Standard"><text:s text:c="24"/>putc(c,f3);</text:p>
      <text:p text:style-name="Standard"><text:s text:c="24"/>c = getc(f1);</text:p>
      <text:p text:style-name="Standard"><text:s text:c="24"/>while(c != '"' &amp;&amp; c != EOF)</text:p>
      <text:p text:style-name="Standard"><text:s text:c="24"/>{</text:p>
      <text:p text:style-name="Standard"><text:s text:c="32"/>str[k++] = c;</text:p>
      <text:p text:style-name="Standard"><text:s text:c="32"/>c = getc(f1);</text:p>
      <text:p text:style-name="Standard"><text:s text:c="24"/>}</text:p>
      <text:p text:style-name="Standard"><text:s text:c="24"/>str[k++] = c;</text:p>
      <text:p text:style-name="Standard"><text:s text:c="24"/>str[k] = '\0';</text:p>
      <text:p text:style-name="Standard"><text:s text:c="24"/>printf("%s\n", str);</text:p>
      <text:p text:style-name="Standard"><text:s text:c="24"/>putc(c,f3);</text:p>
      <text:p text:style-name="Standard"><text:s text:c="24"/>str_count++;</text:p>
      <text:p text:style-name="Standard"><text:s text:c="16"/>}</text:p>
      <text:p text:style-name="Standard"><text:s text:c="16"/>else if(c==' '||c=='\t')</text:p>
      <text:p text:style-name="Standard"><text:s text:c="24"/>printf(" ");</text:p>
      <text:p text:style-name="Standard"/>
      <text:p text:style-name="Standard"><text:s text:c="16"/>else if(c=='\n')</text:p>
      <text:p text:style-name="Standard"><text:s text:c="24"/>lineno++;</text:p>
      <text:p text:style-name="Standard"><text:s text:c="16"/>else</text:p>
      <text:p text:style-name="Standard"><text:s text:c="24"/>putc(c,f3);</text:p>
      <text:p text:style-name="Standard"><text:soft-page-break/><text:s text:c="8"/>}</text:p>
      <text:p text:style-name="Standard"><text:s text:c="8"/>fclose(f2);</text:p>
      <text:p text:style-name="Standard"><text:s text:c="8"/>fclose(f3);</text:p>
      <text:p text:style-name="Standard"><text:s text:c="8"/>fclose(f1);</text:p>
      <text:p text:style-name="Standard"><text:s text:c="8"/>printf("\nThe no's in the program are: ");</text:p>
      <text:p text:style-name="Standard"><text:s text:c="8"/>for(i=0;i&lt;count;i++)</text:p>
      <text:p text:style-name="Standard"><text:s text:c="16"/>printf("%d\t", num[i]);</text:p>
      <text:p text:style-name="Standard"><text:s text:c="8"/>for(j=0;j&lt;1;j++)</text:p>
      <text:p text:style-name="Standard"><text:s text:c="8"/>{</text:p>
      <text:p text:style-name="Standard"><text:s text:c="16"/>printf("\n");</text:p>
      <text:p text:style-name="Standard"><text:s text:c="16"/>f2=fopen("identifier.txt","r");</text:p>
      <text:p text:style-name="Standard"><text:s text:c="16"/>k=0;</text:p>
      <text:p text:style-name="Standard"><text:s text:c="16"/>printf("\nThe keywords &amp; identifiers are: ");</text:p>
      <text:p text:style-name="Standard"><text:s text:c="16"/>while((c=getc(f2))!=EOF)</text:p>
      <text:p text:style-name="Standard"><text:s text:c="16"/>{</text:p>
      <text:p text:style-name="Standard"><text:s text:c="24"/>if(c!=' ')</text:p>
      <text:p text:style-name="Standard"><text:s text:c="32"/>str[k++]=c;</text:p>
      <text:p text:style-name="Standard"><text:s text:c="24"/>else</text:p>
      <text:p text:style-name="Standard"><text:s text:c="24"/>{</text:p>
      <text:p text:style-name="Standard"><text:s text:c="32"/>str[k] = '\0';</text:p>
      <text:p text:style-name="Standard"><text:s text:c="32"/>keyword(str);</text:p>
      <text:p text:style-name="Standard"><text:s text:c="32"/>k=0;</text:p>
      <text:p text:style-name="Standard"><text:s text:c="24"/>}</text:p>
      <text:p text:style-name="Standard"><text:s text:c="16"/>}</text:p>
      <text:p text:style-name="Standard"><text:s text:c="16"/>fclose(f2);</text:p>
      <text:p text:style-name="Standard"><text:s text:c="16"/>f3 = fopen("special_char.txt", "r");</text:p>
      <text:p text:style-name="Standard"><text:s text:c="16"/>printf("\nThe special characters are: ");</text:p>
      <text:p text:style-name="Standard"><text:s text:c="16"/>while((c=getc(f3))!=EOF)</text:p>
      <text:p text:style-name="Standard"><text:s text:c="16"/>{</text:p>
      <text:p text:style-name="Standard"><text:s text:c="24"/>printf("%c", c);</text:p>
      <text:p text:style-name="Standard"><text:s text:c="24"/>s_count++;</text:p>
      <text:p text:style-name="Standard"><text:s text:c="16"/>}</text:p>
      <text:p text:style-name="Standard"><text:s text:c="16"/>printf("\n");</text:p>
      <text:p text:style-name="Standard"><text:s text:c="16"/>fclose(f3);</text:p>
      <text:p text:style-name="Standard"><text:s text:c="16"/>printf("\nTotal no: of lines are: %d\n", lineno);</text:p>
      <text:p text:style-name="Standard"><text:s text:c="16"/>printf("\nCount of numbers are: %d\n", count);</text:p>
      <text:p text:style-name="Standard"><text:s text:c="16"/>printf("\nTotal no: of keywords are: %d\n", k_count);</text:p>
      <text:p text:style-name="Standard"><text:s text:c="16"/>printf("\nTotal no. of identifiers are: %d\n", i_count);</text:p>
      <text:p text:style-name="Standard"><text:s text:c="16"/>printf("\nTotal no. of special characters are: %d\n", s_count);</text:p>
      <text:p text:style-name="Standard"><text:s text:c="16"/>printf("\nTotal no. of strings are: %d\n", str_count);</text:p>
      <text:p text:style-name="Standard"><text:s text:c="8"/>}</text:p>
      <text:p text:style-name="Standard"/>
      <text:p text:style-name="Standard">}</text:p>
      <text:p text:style-name="Standard"/>
      <text:p text:style-name="Standard"/>
      <text:p text:style-name="P3">input.txt</text:p>
      <text:p text:style-name="P2"/>
      <text:p text:style-name="P2">#include&lt;stdio.h&gt;</text:p>
      <text:p text:style-name="P2">void main()</text:p>
      <text:p text:style-name="P2">{</text:p>
      <text:p text:style-name="P2">printf("Hello World");</text:p>
      <text:p text:style-name="P2">}</text:p>
      <text:p text:style-name="P3"><text:soft-page-break/>identifier.txt</text:p>
      <text:p text:style-name="P3"/>
      <text:p text:style-name="P2">include stdio h void main printf</text:p>
      <text:p text:style-name="P2"/>
      <text:p text:style-name="P3">special_char.txt</text:p>
      <text:p text:style-name="P3"/>
      <text:p text:style-name="P4">#&lt;.&gt;(){("");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tab/><text:tab/><text:tab/><text:tab/>Operator Precedence Parser</text:p>
      <text:p text:style-name="P5"/>
      <text:p text:style-name="P5">#include&lt;stdio.h&gt;</text:p>
      <text:p text:style-name="P5">#include&lt;string.h&gt;</text:p>
      <text:p text:style-name="P5"/>
      <text:p text:style-name="P5">void main()</text:p>
      <text:p text:style-name="P5">{</text:p>
      <text:p text:style-name="P5"><text:s text:c="4"/>char stack[20],ip[20],opt[10][10][1],ter[10];</text:p>
      <text:p text:style-name="P5"><text:s text:c="4"/>int i,j,k,n,top=0,row,col;</text:p>
      <text:p text:style-name="P5"><text:s text:c="4"/>for(i=0;i&lt;10;i++)</text:p>
      <text:p text:style-name="P5"><text:s text:c="4"/>{</text:p>
      <text:p text:style-name="P5"><text:s text:c="8"/>stack[i]=0;</text:p>
      <text:p text:style-name="P5"><text:s text:c="8"/>ip[i]=0;</text:p>
      <text:p text:style-name="P5"><text:s text:c="8"/>for(j=0;j&lt;10;j++)</text:p>
      <text:p text:style-name="P5"><text:s text:c="8"/>{</text:p>
      <text:p text:style-name="P5"><text:s text:c="12"/>opt[i][j][1]=0;</text:p>
      <text:p text:style-name="P5"><text:s text:c="8"/>}</text:p>
      <text:p text:style-name="P5"><text:s text:c="4"/>}</text:p>
      <text:p text:style-name="P5"><text:s text:c="4"/>printf("Enter the no.of terminals:");</text:p>
      <text:p text:style-name="P5"><text:s text:c="4"/>scanf("%d",&amp;n);</text:p>
      <text:p text:style-name="P5"><text:s text:c="4"/>printf("\nEnter the terminals:");</text:p>
      <text:p text:style-name="P5"><text:s text:c="4"/>scanf("%s",ter);</text:p>
      <text:p text:style-name="P5"><text:s text:c="4"/>printf("\nEnter the table values:\n");</text:p>
      <text:p text:style-name="P5"><text:s text:c="4"/>for(i=0;i&lt;n;i++)</text:p>
      <text:p text:style-name="P5"><text:s text:c="4"/>{</text:p>
      <text:p text:style-name="P5"><text:s text:c="8"/>for(j=0;j&lt;n;j++)</text:p>
      <text:p text:style-name="P5"><text:s text:c="8"/>{</text:p>
      <text:p text:style-name="P5"><text:s text:c="12"/>printf("Enter the value for %c %c:",ter[i],ter[j]);</text:p>
      <text:p text:style-name="P5"><text:s text:c="12"/>scanf("%s",opt[i][j]);</text:p>
      <text:p text:style-name="P5"><text:s text:c="8"/>}</text:p>
      <text:p text:style-name="P5"><text:s text:c="4"/>}</text:p>
      <text:p text:style-name="P5"><text:s text:c="4"/>printf("\nOPERATOR PRECEDENCE TABLE:\n");</text:p>
      <text:p text:style-name="P5"><text:s text:c="4"/>for(i=0;i&lt;n;i++)</text:p>
      <text:p text:style-name="P5"><text:s text:c="4"/>{</text:p>
      <text:p text:style-name="P5"><text:s text:c="8"/>printf("\t%c",ter[i]);</text:p>
      <text:p text:style-name="P5"><text:s text:c="4"/>}</text:p>
      <text:p text:style-name="P5"><text:s text:c="4"/>printf("\n");</text:p>
      <text:p text:style-name="P5"><text:s text:c="4"/>printf("\n");</text:p>
      <text:p text:style-name="P5"><text:s text:c="4"/>for(i=0;i&lt;n;i++)</text:p>
      <text:p text:style-name="P5"><text:s text:c="4"/>{</text:p>
      <text:p text:style-name="P5"><text:s text:c="8"/>printf("\n%c |", ter[i]);</text:p>
      <text:p text:style-name="P5"><text:s text:c="8"/>for(j=0;j&lt;n;j++)</text:p>
      <text:p text:style-name="P5"><text:s text:c="8"/>{</text:p>
      <text:p text:style-name="P5"><text:s text:c="12"/>printf("\t%c",opt[i][j][0]);</text:p>
      <text:p text:style-name="P5"><text:s text:c="8"/>}</text:p>
      <text:p text:style-name="P5"><text:soft-page-break/><text:s text:c="4"/>}</text:p>
      <text:p text:style-name="P5"><text:s text:c="4"/>stack[top]='$';</text:p>
      <text:p text:style-name="P5"><text:s text:c="4"/>printf("\n\nEnter the input string(append with $):");</text:p>
      <text:p text:style-name="P5"><text:s text:c="4"/>scanf("%s",ip);</text:p>
      <text:p text:style-name="P5"><text:s text:c="4"/>i=0;</text:p>
      <text:p text:style-name="P5"><text:s text:c="4"/>printf("\nSTACK\t\t\tINPUT STRING\t\t\tACTION\n");</text:p>
      <text:p text:style-name="P5"><text:s text:c="4"/>printf("\n%s\t\t\t%s\t\t\t",stack,ip);</text:p>
      <text:p text:style-name="P5"><text:s text:c="4"/>while(i&lt;=strlen(ip))</text:p>
      <text:p text:style-name="P5"><text:s text:c="4"/>{</text:p>
      <text:p text:style-name="P5"><text:s text:c="8"/>for(k=0;k&lt;n;k++)</text:p>
      <text:p text:style-name="P5"><text:s text:c="8"/>{</text:p>
      <text:p text:style-name="P5"><text:s text:c="12"/>if(stack[top]==ter[k]) row=k;</text:p>
      <text:p text:style-name="P5"><text:s text:c="12"/>if(ip[i]==ter[k]) col=k;</text:p>
      <text:p text:style-name="P5"><text:s text:c="8"/>}</text:p>
      <text:p text:style-name="P5"><text:s text:c="8"/>if((stack[top]=='$')&amp;&amp;(ip[i]=='$'))</text:p>
      <text:p text:style-name="P5"><text:s text:c="8"/>{</text:p>
      <text:p text:style-name="P5"><text:s text:c="12"/>printf("String is ACCEPTED"); break;</text:p>
      <text:p text:style-name="P5"><text:s text:c="8"/>}</text:p>
      <text:p text:style-name="P5"><text:s text:c="8"/>else if((opt[row][col][0]=='&lt;') ||(opt[row][col][0]=='='))</text:p>
      <text:p text:style-name="P5"><text:s text:c="8"/>{</text:p>
      <text:p text:style-name="P5"><text:s text:c="12"/>stack[++top]=opt[row][col][0];</text:p>
      <text:p text:style-name="P5"><text:s text:c="12"/>stack[++top]=ip[i];</text:p>
      <text:p text:style-name="P5"><text:s text:c="12"/>ip[i]=' ';</text:p>
      <text:p text:style-name="P5"><text:s text:c="12"/>printf("Shift %c",ip[i]);</text:p>
      <text:p text:style-name="P5"><text:s text:c="12"/>i++;</text:p>
      <text:p text:style-name="P5"><text:s text:c="8"/>}</text:p>
      <text:p text:style-name="P5"><text:s text:c="8"/>else</text:p>
      <text:p text:style-name="P5"><text:s text:c="8"/>{</text:p>
      <text:p text:style-name="P5"><text:s text:c="12"/>if(opt[row][col][0]=='&gt;')</text:p>
      <text:p text:style-name="P5"><text:s text:c="12"/>{</text:p>
      <text:p text:style-name="P5"><text:s text:c="16"/>while(stack[top]!='&lt;')</text:p>
      <text:p text:style-name="P5"><text:s text:c="16"/>{</text:p>
      <text:p text:style-name="P5"><text:s text:c="20"/>top = top - 1;</text:p>
      <text:p text:style-name="P5"><text:s text:c="16"/>}</text:p>
      <text:p text:style-name="P5"><text:s text:c="16"/>top=top-1; printf("Reduce");</text:p>
      <text:p text:style-name="P5"><text:s text:c="12"/>}</text:p>
      <text:p text:style-name="P5"><text:s text:c="12"/>else</text:p>
      <text:p text:style-name="P5"><text:s text:c="12"/>{</text:p>
      <text:p text:style-name="P5"><text:s text:c="16"/>printf("\nString is not accepted"); break;</text:p>
      <text:p text:style-name="P5"><text:s text:c="12"/>}</text:p>
      <text:p text:style-name="P5"><text:s text:c="8"/>}</text:p>
      <text:p text:style-name="P5"><text:s text:c="8"/>printf("\n"); printf("%s\t\t\t%s\t\t\t",stack,ip);</text:p>
      <text:p text:style-name="P5"><text:s text:c="4"/>}</text:p>
      <text:p text:style-name="P5"><text:s text:c="4"/>getchar();</text:p>
      <text:p text:style-name="P5"/>
      <text:p text:style-name="P5"><text:soft-page-break/><text:s text:c="4"/>printf("\n"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text:tab/><text:tab/><text:tab/>First and Follow</text:p>
      <text:p text:style-name="P5"/>
      <text:p text:style-name="P6">#include&lt;stdio.h&gt;</text:p>
      <text:p text:style-name="P6">#include&lt;math.h&gt;</text:p>
      <text:p text:style-name="P6">#include&lt;string.h&gt;</text:p>
      <text:p text:style-name="P6">#include&lt;ctype.h&gt;</text:p>
      <text:p text:style-name="P6">#include&lt;stdlib.h&gt;</text:p>
      <text:p text:style-name="P6"/>
      <text:p text:style-name="P6">int n,m=0,p,i=0,j=0;</text:p>
      <text:p text:style-name="P6">char a[10][10], f[10];</text:p>
      <text:p text:style-name="P6">void follow(char c);</text:p>
      <text:p text:style-name="P6">void first(char c);</text:p>
      <text:p text:style-name="P6"/>
      <text:p text:style-name="P6">int main()</text:p>
      <text:p text:style-name="P6">{</text:p>
      <text:p text:style-name="P6"><text:s text:c="8"/>int i,z;</text:p>
      <text:p text:style-name="P6"><text:s text:c="8"/>char c,ch;</text:p>
      <text:p text:style-name="P6"><text:s text:c="8"/>//clrscr();</text:p>
      <text:p text:style-name="P6"><text:s text:c="8"/>printf("Enter the no. of productions:\n");</text:p>
      <text:p text:style-name="P6"><text:s text:c="8"/>scanf("%d",&amp;n);</text:p>
      <text:p text:style-name="P6"><text:s text:c="8"/>printf("Enter the productions:\n");</text:p>
      <text:p text:style-name="P6"><text:s text:c="8"/>for(i=0;i&lt;n;i++)</text:p>
      <text:p text:style-name="P6"><text:s text:c="16"/>scanf("%s%c", a[i], &amp;ch);</text:p>
      <text:p text:style-name="P6"><text:s text:c="8"/>do{</text:p>
      <text:p text:style-name="P6"><text:s text:c="16"/>m=0;</text:p>
      <text:p text:style-name="P6"><text:s text:c="16"/>printf("Enter the elements whose first &amp; follow is to be found:");</text:p>
      <text:p text:style-name="P6"><text:s text:c="16"/>scanf("%c",&amp;c);</text:p>
      <text:p text:style-name="P6"><text:s text:c="16"/>first(c);</text:p>
      <text:p text:style-name="P6"><text:s text:c="16"/>printf("First(%c)={",c);</text:p>
      <text:p text:style-name="P6"><text:s text:c="16"/>for(i=0;i&lt;m-1;i++)</text:p>
      <text:p text:style-name="P6"><text:s text:c="24"/>printf("%c,",f[i]);</text:p>
      <text:p text:style-name="P6"><text:s text:c="16"/>printf("%c", f[i]);</text:p>
      <text:p text:style-name="P6"><text:s text:c="16"/>printf("}\n");</text:p>
      <text:p text:style-name="P6"><text:s text:c="16"/>strcpy(f, " ");</text:p>
      <text:p text:style-name="P6"><text:s text:c="16"/>//flushall();</text:p>
      <text:p text:style-name="P6"><text:s text:c="16"/>m=0;</text:p>
      <text:p text:style-name="P6"><text:s text:c="16"/>follow(c);</text:p>
      <text:p text:style-name="P6"><text:s text:c="16"/>printf("Follow(%c)={", c);</text:p>
      <text:p text:style-name="P6"><text:s text:c="16"/>for(i=0;i&lt;m-1;i++)</text:p>
      <text:p text:style-name="P6"><text:s text:c="24"/>printf("%c,",f[i]);</text:p>
      <text:p text:style-name="P6"><text:s text:c="16"/>printf("%c", f[i]);</text:p>
      <text:p text:style-name="P6"><text:s text:c="16"/>printf("}\n");</text:p>
      <text:p text:style-name="P6"><text:s text:c="16"/>printf("Continue(0/1)?");</text:p>
      <text:p text:style-name="P6"><text:s text:c="16"/>scanf("%d%c",&amp;z,&amp;ch);</text:p>
      <text:p text:style-name="P6"><text:s text:c="8"/>}while(z==1);</text:p>
      <text:p text:style-name="P6"><text:s text:c="8"/>return 0;</text:p>
      <text:p text:style-name="P6">}</text:p>
      <text:p text:style-name="P6"/>
      <text:p text:style-name="P6">void first(char c)</text:p>
      <text:p text:style-name="P6">{</text:p>
      <text:p text:style-name="P6"><text:s text:c="8"/>int k;</text:p>
      <text:p text:style-name="P6"><text:s text:c="8"/>if(!isupper(c))</text:p>
      <text:p text:style-name="P6"><text:soft-page-break/><text:s text:c="16"/>f[m++] = c;</text:p>
      <text:p text:style-name="P6"><text:s text:c="8"/>for(k=0;k&lt;n;k++)</text:p>
      <text:p text:style-name="P6"><text:s text:c="8"/>{</text:p>
      <text:p text:style-name="P6"><text:s text:c="16"/>if(a[k][0] == c)</text:p>
      <text:p text:style-name="P6"><text:s text:c="16"/>{</text:p>
      <text:p text:style-name="P6"><text:s text:c="24"/>if(a[k][2] == '$')</text:p>
      <text:p text:style-name="P6"><text:s text:c="32"/>follow(a[k][0]);</text:p>
      <text:p text:style-name="P6"><text:s text:c="24"/>else if(islower(a[k][2]))</text:p>
      <text:p text:style-name="P6"><text:s text:c="32"/>f[m++] = a[k][2];</text:p>
      <text:p text:style-name="P6"><text:s text:c="24"/>else first(a[k][2]);</text:p>
      <text:p text:style-name="P6"><text:s text:c="16"/>}</text:p>
      <text:p text:style-name="P6"><text:s text:c="8"/>}</text:p>
      <text:p text:style-name="P6">}</text:p>
      <text:p text:style-name="P6"/>
      <text:p text:style-name="P6">void follow(char c)</text:p>
      <text:p text:style-name="P6">{</text:p>
      <text:p text:style-name="P6"><text:s text:c="8"/>if(a[0][0] == c)</text:p>
      <text:p text:style-name="P6"><text:s text:c="16"/>f[m++] = '$';</text:p>
      <text:p text:style-name="P6"><text:s text:c="8"/>for(i=0;i&lt;n;i++)</text:p>
      <text:p text:style-name="P6"><text:s text:c="8"/>{</text:p>
      <text:p text:style-name="P6"><text:s text:c="16"/>for(j=2;j&lt;strlen(a[i]);j++)</text:p>
      <text:p text:style-name="P6"><text:s text:c="16"/>{</text:p>
      <text:p text:style-name="P6"><text:s text:c="24"/>if(a[i][j] == c)</text:p>
      <text:p text:style-name="P6"><text:s text:c="24"/>{</text:p>
      <text:p text:style-name="P6"><text:s text:c="32"/>if(a[i][j+1]!='\0')</text:p>
      <text:p text:style-name="P6"><text:s text:c="40"/>first(a[i][j+1]);</text:p>
      <text:p text:style-name="P6"><text:s text:c="32"/>if(a[i][j+1] == '\0' &amp;&amp; c!= a[i][0])</text:p>
      <text:p text:style-name="P6"><text:s text:c="40"/>follow(a[i][0]);</text:p>
      <text:p text:style-name="P6"><text:s text:c="24"/>}</text:p>
      <text:p text:style-name="P6"><text:s text:c="16"/>}</text:p>
      <text:p text:style-name="P6"><text:s text:c="8"/>}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tab/><text:tab/><text:tab/><text:tab/>Shift Reduce Parsing</text:p>
      <text:p text:style-name="P5"/>
      <text:p text:style-name="P6"/>
      <text:p text:style-name="P6">#include&lt;stdio.h&gt;</text:p>
      <text:p text:style-name="P6">#include&lt;ctype.h&gt;</text:p>
      <text:p text:style-name="P6">#include&lt;stdlib.h&gt;</text:p>
      <text:p text:style-name="P6">#include&lt;string.h&gt;</text:p>
      <text:p text:style-name="P6"/>
      <text:p text:style-name="P6">char ip_sym[15], stack[15], stack2[15];</text:p>
      <text:p text:style-name="P6">int ip_ptr=0, st_ptr=0,len,i;</text:p>
      <text:p text:style-name="P6">char temp[2], temp2[2];</text:p>
      <text:p text:style-name="P6">char act[15];</text:p>
      <text:p text:style-name="P6">void check();</text:p>
      <text:p text:style-name="P6"/>
      <text:p text:style-name="P6">void main()</text:p>
      <text:p text:style-name="P6">{</text:p>
      <text:p text:style-name="P6"><text:s text:c="8"/>//clrscr();</text:p>
      <text:p text:style-name="P6"><text:s text:c="8"/>printf("\n\t\tSHIFT REDUCE PARSER\n");</text:p>
      <text:p text:style-name="P6"><text:s text:c="8"/>printf("\nGRAMMAR\n");</text:p>
      <text:p text:style-name="P6"><text:s text:c="8"/>printf("\nE-&gt;E+E\nE-&gt;E/E");</text:p>
      <text:p text:style-name="P6"><text:s text:c="8"/>printf("\nE-&gt;E*E\nE-&gt;a/b");</text:p>
      <text:p text:style-name="P6"><text:s text:c="8"/>printf("\nEnter the input symbol:\t");</text:p>
      <text:p text:style-name="P6"><text:s text:c="8"/>scanf("%s",ip_sym);</text:p>
      <text:p text:style-name="P6"><text:s text:c="8"/>printf("\n\tstack implementation table");</text:p>
      <text:p text:style-name="P6"><text:s text:c="8"/>printf("\nstack\t\tinput symbol\t\taction");</text:p>
      <text:p text:style-name="P6"><text:s text:c="8"/>printf("\n_____\t\t____________\t\t________\n");</text:p>
      <text:p text:style-name="P6"><text:s text:c="8"/>printf("\n$\t\t%s$\t\t\t--",ip_sym);</text:p>
      <text:p text:style-name="P6"><text:s text:c="8"/>strcpy(act, "shift");</text:p>
      <text:p text:style-name="P6"><text:s text:c="8"/>temp[0] = ip_sym[ip_ptr];</text:p>
      <text:p text:style-name="P6"><text:s text:c="8"/>temp[1] = '\0';</text:p>
      <text:p text:style-name="P6"><text:s text:c="8"/>strcat(act, temp);</text:p>
      <text:p text:style-name="P6"><text:s text:c="8"/>len = strlen(ip_sym);</text:p>
      <text:p text:style-name="P6"><text:s text:c="8"/>for(i=0;i&lt;=len-1;i++)</text:p>
      <text:p text:style-name="P6"><text:s text:c="8"/>{</text:p>
      <text:p text:style-name="P6"><text:s text:c="16"/>stack[st_ptr] = ip_sym[ip_ptr];</text:p>
      <text:p text:style-name="P6"><text:s text:c="16"/>stack[st_ptr+1] = '\0';</text:p>
      <text:p text:style-name="P6"><text:s text:c="16"/>ip_sym[ip_ptr] = ' ';</text:p>
      <text:p text:style-name="P6"><text:s text:c="16"/>ip_ptr++;</text:p>
      <text:p text:style-name="P6"><text:s text:c="16"/>printf("\n$%s\t\t%s$\t\t\t%s", stack,ip_sym,act);</text:p>
      <text:p text:style-name="P6"><text:s text:c="16"/>strcpy(act,"shift");</text:p>
      <text:p text:style-name="P6"><text:s text:c="16"/>temp[0] = ip_sym[ip_ptr];</text:p>
      <text:p text:style-name="P6"><text:s text:c="16"/>temp[1] = '\0';</text:p>
      <text:p text:style-name="P6"><text:s text:c="16"/>strcat(act,temp);</text:p>
      <text:p text:style-name="P6"><text:s text:c="16"/>check();</text:p>
      <text:p text:style-name="P6"><text:s text:c="16"/>st_ptr++;</text:p>
      <text:p text:style-name="P6"><text:s text:c="8"/>}</text:p>
      <text:p text:style-name="P6"><text:s text:c="8"/>st_ptr++;</text:p>
      <text:p text:style-name="P6"><text:s text:c="8"/>check();</text:p>
      <text:p text:style-name="P6"/>
      <text:p text:style-name="P6"><text:s text:c="8"/>printf("\n");</text:p>
      <text:p text:style-name="P6">}</text:p>
      <text:p text:style-name="P6"/>
      <text:p text:style-name="P6"><text:soft-page-break/>void check()</text:p>
      <text:p text:style-name="P6">{</text:p>
      <text:p text:style-name="P6"><text:s text:c="8"/>int flag=0;</text:p>
      <text:p text:style-name="P6"><text:s text:c="8"/>temp2[0] = stack[st_ptr];</text:p>
      <text:p text:style-name="P6"><text:s text:c="8"/>temp2[1] = '\0';</text:p>
      <text:p text:style-name="P6"><text:s text:c="8"/>if((!strcmp(temp2,"a"))||(!strcmp(temp2,"b")))</text:p>
      <text:p text:style-name="P6"><text:s text:c="8"/>{</text:p>
      <text:p text:style-name="P6"><text:s text:c="16"/>stack[st_ptr] = 'E';</text:p>
      <text:p text:style-name="P6"><text:s text:c="16"/>if(!strcmp(temp2,"a"))</text:p>
      <text:p text:style-name="P6"><text:s text:c="24"/>printf("\n$%s\t\t%s$\t\t\tE-&gt;a",stack,ip_sym);</text:p>
      <text:p text:style-name="P6"><text:s text:c="16"/>else</text:p>
      <text:p text:style-name="P6"><text:s text:c="24"/>printf("\n$%s\t\t%s$\t\t\tE-&gt;b",stack,ip_sym);</text:p>
      <text:p text:style-name="P6"><text:s text:c="16"/>flag=1;</text:p>
      <text:p text:style-name="P6"><text:s text:c="8"/>}</text:p>
      <text:p text:style-name="P6"><text:s text:c="8"/>if((!strcmp(temp2,"+"))||(!strcmp(temp2,"*"))||(!strcmp(temp2,"/")))</text:p>
      <text:p text:style-name="P6"><text:s text:c="16"/>flag=1;</text:p>
      <text:p text:style-name="P6"><text:s text:c="8"/>if((!strcmp(stack,"E+E"))||(!strcmp(stack,"E/E"))||(!strcmp(stack,"E*E")))</text:p>
      <text:p text:style-name="P6"><text:s text:c="8"/>{</text:p>
      <text:p text:style-name="P6"><text:s text:c="16"/>strcpy(stack2, stack);</text:p>
      <text:p text:style-name="P6"><text:s text:c="16"/>strcpy(stack,"E");</text:p>
      <text:p text:style-name="P6"><text:s text:c="16"/>st_ptr=0;</text:p>
      <text:p text:style-name="P6"><text:s text:c="16"/>if(!strcmp(stack2,"E+E"))</text:p>
      <text:p text:style-name="P6"><text:s text:c="24"/>printf("\n$%s\t\t%s$\t\t\tE-&gt;E+E", stack,ip_sym);</text:p>
      <text:p text:style-name="P6"><text:s text:c="16"/>else</text:p>
      <text:p text:style-name="P6"><text:s text:c="24"/>if(!strcmp(stack2,"E/E"))</text:p>
      <text:p text:style-name="P6"><text:s text:c="32"/>printf("\n$%s\t\t%s$\t\t\tE-&gt;E/E",stack,ip_sym);</text:p>
      <text:p text:style-name="P6"><text:s text:c="24"/>else</text:p>
      <text:p text:style-name="P6"><text:s text:c="32"/>printf("\n$%s\t\t%s$\t\t\tE-&gt;E*E",stack,ip_sym);</text:p>
      <text:p text:style-name="P6"><text:s text:c="16"/>flag=1;</text:p>
      <text:p text:style-name="P6"><text:s text:c="8"/>}</text:p>
      <text:p text:style-name="P6"><text:s text:c="8"/>if(!strcmp(stack,"E")&amp;&amp;ip_ptr==len)</text:p>
      <text:p text:style-name="P6"><text:s text:c="8"/>{</text:p>
      <text:p text:style-name="P6"><text:s text:c="16"/>printf("\n$%s\t\t%s$\t\t\tACCEPT",stack,ip_sym);</text:p>
      <text:p text:style-name="P6"><text:s text:c="16"/>getchar();</text:p>
      <text:p text:style-name="P6"><text:s text:c="16"/>exit(0);</text:p>
      <text:p text:style-name="P6"><text:s text:c="8"/>}</text:p>
      <text:p text:style-name="P6"><text:s text:c="8"/>if(flag==0)</text:p>
      <text:p text:style-name="P6"><text:s text:c="8"/>{</text:p>
      <text:p text:style-name="P6"><text:s text:c="16"/>printf("\n$%s\t\t%s$\t\t\tREJECT",stack,ip_sym);</text:p>
      <text:p text:style-name="P6"><text:s text:c="16"/>exit(0);</text:p>
      <text:p text:style-name="P6"><text:s text:c="8"/>}</text:p>
      <text:p text:style-name="P6"><text:s text:c="8"/>return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tab/><text:tab/><text:tab/><text:tab/><text:span text:style-name="T4">Recursive Descent Parsing</text:span></text:p>
      <text:p text:style-name="P5"/>
      <text:p text:style-name="P6">#include&lt;stdio.h&gt;</text:p>
      <text:p text:style-name="P6">#include&lt;ctype.h&gt;</text:p>
      <text:p text:style-name="P6">#include&lt;string.h&gt;</text:p>
      <text:p text:style-name="P6">void Tprime();</text:p>
      <text:p text:style-name="P6">void Eprime();</text:p>
      <text:p text:style-name="P6">void E();</text:p>
      <text:p text:style-name="P6">void check();</text:p>
      <text:p text:style-name="P6">void T();</text:p>
      <text:p text:style-name="P6"/>
      <text:p text:style-name="P6">char expression[10];</text:p>
      <text:p text:style-name="P6">int count,flag;</text:p>
      <text:p text:style-name="P6">int main()</text:p>
      <text:p text:style-name="P6">{</text:p>
      <text:p text:style-name="P6"><text:s text:c="8"/>count = 0;</text:p>
      <text:p text:style-name="P6"><text:s text:c="8"/>flag = 0;</text:p>
      <text:p text:style-name="P6"><text:s text:c="8"/>printf("\nEnter an Algebraic Expression:\t");</text:p>
      <text:p text:style-name="P6"><text:s text:c="8"/>scanf("%s",expression);</text:p>
      <text:p text:style-name="P6"><text:s text:c="8"/>E();</text:p>
      <text:p text:style-name="P6"><text:s text:c="8"/>if((strlen(expression)==count)&amp;&amp;(flag==0))</text:p>
      <text:p text:style-name="P6"><text:s text:c="16"/>printf("\nThe Expression %s is Valid\n", expression);</text:p>
      <text:p text:style-name="P6"><text:s text:c="8"/>else</text:p>
      <text:p text:style-name="P6"><text:s text:c="16"/>printf("\nThe Expression %s is Invalid\n", expression);</text:p>
      <text:p text:style-name="P6">}</text:p>
      <text:p text:style-name="P6"/>
      <text:p text:style-name="P6">void E()</text:p>
      <text:p text:style-name="P6">{</text:p>
      <text:p text:style-name="P6"><text:s text:c="8"/>T();</text:p>
      <text:p text:style-name="P6"><text:s text:c="8"/>Eprime();</text:p>
      <text:p text:style-name="P6">}</text:p>
      <text:p text:style-name="P6"/>
      <text:p text:style-name="P6">void T()</text:p>
      <text:p text:style-name="P6">{</text:p>
      <text:p text:style-name="P6"><text:s text:c="8"/>check();</text:p>
      <text:p text:style-name="P6"><text:s text:c="8"/>Tprime();</text:p>
      <text:p text:style-name="P6">}</text:p>
      <text:p text:style-name="P6"/>
      <text:p text:style-name="P6">void Tprime()</text:p>
      <text:p text:style-name="P6">{</text:p>
      <text:p text:style-name="P6"><text:s text:c="8"/>if(expression[count] == '*')</text:p>
      <text:p text:style-name="P6"><text:s text:c="8"/>{</text:p>
      <text:p text:style-name="P6"><text:s text:c="16"/>count++;</text:p>
      <text:p text:style-name="P6"><text:s text:c="16"/>check();</text:p>
      <text:p text:style-name="P6"><text:s text:c="16"/>Tprime();</text:p>
      <text:p text:style-name="P6"><text:s text:c="8"/>}</text:p>
      <text:p text:style-name="P6">}</text:p>
      <text:p text:style-name="P6"/>
      <text:p text:style-name="P6">void check()</text:p>
      <text:p text:style-name="P6">{</text:p>
      <text:p text:style-name="P6"><text:s text:c="8"/>if(isalnum(expression[count]))</text:p>
      <text:p text:style-name="P6"><text:s text:c="8"/>{</text:p>
      <text:p text:style-name="P6"><text:soft-page-break/><text:s text:c="16"/>count++;</text:p>
      <text:p text:style-name="P6"><text:s text:c="8"/>}</text:p>
      <text:p text:style-name="P6"><text:s text:c="8"/>else if(expression[count] == '(')</text:p>
      <text:p text:style-name="P6"><text:s text:c="8"/>{</text:p>
      <text:p text:style-name="P6"><text:s text:c="16"/>count++;</text:p>
      <text:p text:style-name="P6"><text:s text:c="16"/>E();</text:p>
      <text:p text:style-name="P6"><text:s text:c="16"/>if(expression[count] == ')')</text:p>
      <text:p text:style-name="P6"><text:s text:c="24"/>count++;</text:p>
      <text:p text:style-name="P6"><text:s text:c="16"/>else</text:p>
      <text:p text:style-name="P6"><text:s text:c="24"/>flag = 1;</text:p>
      <text:p text:style-name="P6"><text:s text:c="8"/>}</text:p>
      <text:p text:style-name="P6"><text:s text:c="8"/>else</text:p>
      <text:p text:style-name="P6"><text:s text:c="8"/>{</text:p>
      <text:p text:style-name="P6"><text:s text:c="16"/>flag = 1;</text:p>
      <text:p text:style-name="P6"><text:s text:c="8"/>}</text:p>
      <text:p text:style-name="P6">}</text:p>
      <text:p text:style-name="P6"/>
      <text:p text:style-name="P6">void Eprime()</text:p>
      <text:p text:style-name="P6">{</text:p>
      <text:p text:style-name="P6"><text:s text:c="8"/>if(expression[count] == '+')</text:p>
      <text:p text:style-name="P6"><text:s text:c="8"/>{</text:p>
      <text:p text:style-name="P6"><text:s text:c="16"/>count++;</text:p>
      <text:p text:style-name="P6"><text:s text:c="16"/>T();</text:p>
      <text:p text:style-name="P6"><text:s text:c="16"/>Eprime();</text:p>
      <text:p text:style-name="P6"><text:s text:c="8"/>}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tab/><text:tab/><text:tab/><text:span text:style-name="T4">Intermediate Code Generation</text:span></text:p>
      <text:p text:style-name="P5"/>
      <text:p text:style-name="P6">#include&lt;stdio.h&gt;</text:p>
      <text:p text:style-name="P6">#include&lt;string.h&gt;</text:p>
      <text:p text:style-name="P6">#include&lt;ctype.h&gt;</text:p>
      <text:p text:style-name="P6"/>
      <text:p text:style-name="P6">char tempvariables[] = {'z', 'y', 'x', 'w', 'v', 'u', 't'};</text:p>
      <text:p text:style-name="P6">int length, top=-1, count=0, tvar=0;</text:p>
      <text:p text:style-name="P6">char input[20], tempinput[20];</text:p>
      <text:p text:style-name="P6">char prearray[20];</text:p>
      <text:p text:style-name="P6">char stack[20];</text:p>
      <text:p text:style-name="P6">char threeaddress[10][10];</text:p>
      <text:p text:style-name="P6">char concatarray[20];</text:p>
      <text:p text:style-name="P6"/>
      <text:p text:style-name="P6">char *strrev(char *str)</text:p>
      <text:p text:style-name="P6">{</text:p>
      <text:p text:style-name="P6"><text:s text:c="8"/>if(!str||!*str) return str;</text:p>
      <text:p text:style-name="P6"><text:s text:c="8"/>int i=strlen(str) - 1, j=0;</text:p>
      <text:p text:style-name="P6"><text:s text:c="8"/>char ch;</text:p>
      <text:p text:style-name="P6"><text:s text:c="8"/>while(i&gt;j)</text:p>
      <text:p text:style-name="P6"><text:s text:c="8"/>{</text:p>
      <text:p text:style-name="P6"><text:s text:c="16"/>ch=str[i];</text:p>
      <text:p text:style-name="P6"><text:s text:c="16"/>str[i] = str[j];</text:p>
      <text:p text:style-name="P6"><text:s text:c="16"/>str[j] = ch;</text:p>
      <text:p text:style-name="P6"><text:s text:c="16"/>i--;</text:p>
      <text:p text:style-name="P6"><text:s text:c="16"/>j++;</text:p>
      <text:p text:style-name="P6"><text:s text:c="8"/>}</text:p>
      <text:p text:style-name="P6"><text:s text:c="8"/>return str;</text:p>
      <text:p text:style-name="P6">}</text:p>
      <text:p text:style-name="P6"/>
      <text:p text:style-name="P6">int prec(char op)</text:p>
      <text:p text:style-name="P6">{</text:p>
      <text:p text:style-name="P6"><text:s text:c="8"/>switch(op)</text:p>
      <text:p text:style-name="P6"><text:s text:c="8"/>{</text:p>
      <text:p text:style-name="P6"><text:s text:c="16"/>case '+': return 1;</text:p>
      <text:p text:style-name="P6"><text:s text:c="16"/>break;</text:p>
      <text:p text:style-name="P6"><text:s text:c="16"/>case '-': return 1;</text:p>
      <text:p text:style-name="P6"><text:s text:c="16"/>break;</text:p>
      <text:p text:style-name="P6"><text:s text:c="16"/>case '*': return 2;</text:p>
      <text:p text:style-name="P6"><text:s text:c="16"/>break;</text:p>
      <text:p text:style-name="P6"><text:s text:c="16"/>case '/': return 2;</text:p>
      <text:p text:style-name="P6"><text:s text:c="16"/>break;</text:p>
      <text:p text:style-name="P6"><text:s text:c="8"/>}</text:p>
      <text:p text:style-name="P6">}</text:p>
      <text:p text:style-name="P6"/>
      <text:p text:style-name="P6">int isoperator(char sym)</text:p>
      <text:p text:style-name="P6">{</text:p>
      <text:p text:style-name="P6"><text:s text:c="8"/>if(sym=='+'||sym=='-'||sym=='*'||sym=='/')</text:p>
      <text:p text:style-name="P6"><text:s text:c="16"/>return 1;</text:p>
      <text:p text:style-name="P6"><text:s text:c="8"/>else</text:p>
      <text:p text:style-name="P6"><text:s text:c="16"/>return 0;</text:p>
      <text:p text:style-name="P6">}</text:p>
      <text:p text:style-name="P6"><text:soft-page-break/></text:p>
      <text:p text:style-name="P6">void push(char sym)</text:p>
      <text:p text:style-name="P6">{</text:p>
      <text:p text:style-name="P6"><text:s text:c="8"/>top++;</text:p>
      <text:p text:style-name="P6"><text:s text:c="8"/>stack[top]=sym;</text:p>
      <text:p text:style-name="P6">}</text:p>
      <text:p text:style-name="P6"/>
      <text:p text:style-name="P6">char pop()</text:p>
      <text:p text:style-name="P6">{</text:p>
      <text:p text:style-name="P6"><text:s text:c="8"/>top--;</text:p>
      <text:p text:style-name="P6"><text:s text:c="8"/>return(stack[top + 1]);</text:p>
      <text:p text:style-name="P6">}</text:p>
      <text:p text:style-name="P6"/>
      <text:p text:style-name="P6">void display()</text:p>
      <text:p text:style-name="P6">{</text:p>
      <text:p text:style-name="P6"><text:s text:c="8"/>int i;</text:p>
      <text:p text:style-name="P6"><text:s text:c="8"/>printf("\nStack");</text:p>
      <text:p text:style-name="P6"><text:s text:c="8"/>for(i=top;i&gt;-1;i--)</text:p>
      <text:p text:style-name="P6"><text:s text:c="16"/>printf("%c\t", stack[i]);</text:p>
      <text:p text:style-name="P6">}</text:p>
      <text:p text:style-name="P6"/>
      <text:p text:style-name="P6">void del(char sym, int pos)</text:p>
      <text:p text:style-name="P6">{</text:p>
      <text:p text:style-name="P6"><text:s text:c="8"/>int j, c=0, k;</text:p>
      <text:p text:style-name="P6"><text:s text:c="8"/>for(j=0;j&lt;pos;j++)</text:p>
      <text:p text:style-name="P6"><text:s text:c="16"/>tempinput[j] = prearray[j];</text:p>
      <text:p text:style-name="P6"><text:s text:c="8"/>tempinput[j] = tempvariables[tvar - 1];</text:p>
      <text:p text:style-name="P6"><text:s text:c="8"/>k=j+1;</text:p>
      <text:p text:style-name="P6"/>
      <text:p text:style-name="P6"><text:s text:c="8"/>for(j=j+3;j&lt;length;j++)</text:p>
      <text:p text:style-name="P6"><text:s text:c="16"/>tempinput[k++] = prearray[j];</text:p>
      <text:p text:style-name="P6"><text:s text:c="8"/>strcpy(prearray, tempinput);</text:p>
      <text:p text:style-name="P6"><text:s text:c="8"/>length = strlen(prearray);</text:p>
      <text:p text:style-name="P6">}</text:p>
      <text:p text:style-name="P6"/>
      <text:p text:style-name="P6">void prefix()</text:p>
      <text:p text:style-name="P6">{</text:p>
      <text:p text:style-name="P6"><text:s text:c="8"/>int i, k=0;</text:p>
      <text:p text:style-name="P6"><text:s text:c="8"/>char popval;</text:p>
      <text:p text:style-name="P6"><text:s text:c="8"/>for(i=0;i&lt;length;i++)</text:p>
      <text:p text:style-name="P6"><text:s text:c="8"/>{</text:p>
      <text:p text:style-name="P6"><text:s text:c="16"/>if(isalpha(input[i])||isdigit(input[i]))</text:p>
      <text:p text:style-name="P6"><text:s text:c="24"/>prearray[k++] = input[i];</text:p>
      <text:p text:style-name="P6"><text:s text:c="16"/>else</text:p>
      <text:p text:style-name="P6"><text:s text:c="16"/>{</text:p>
      <text:p text:style-name="P6"><text:s text:c="24"/>if(top == -1)</text:p>
      <text:p text:style-name="P6"><text:s text:c="32"/>push(input[i]);</text:p>
      <text:p text:style-name="P6"><text:s text:c="24"/>else</text:p>
      <text:p text:style-name="P6"><text:s text:c="24"/>{</text:p>
      <text:p text:style-name="P6"><text:s text:c="32"/>while(prec(stack[top])&gt;=prec(input[i]))</text:p>
      <text:p text:style-name="P6"><text:s text:c="40"/>prearray[k++] = pop();</text:p>
      <text:p text:style-name="P6"><text:s text:c="32"/>push(input[i]);</text:p>
      <text:p text:style-name="P6"><text:soft-page-break/><text:s text:c="24"/>}</text:p>
      <text:p text:style-name="P6"><text:s text:c="16"/>}</text:p>
      <text:p text:style-name="P6"><text:s text:c="8"/>}</text:p>
      <text:p text:style-name="P6"><text:s text:c="8"/>if(top!= -1)</text:p>
      <text:p text:style-name="P6"><text:s text:c="16"/>for(i=top;i&gt;-1;i--)</text:p>
      <text:p text:style-name="P6"><text:s text:c="24"/>prearray[k++] = pop();</text:p>
      <text:p text:style-name="P6">}</text:p>
      <text:p text:style-name="P6"/>
      <text:p text:style-name="P6">void generator(char op, char sym1, char sym2)</text:p>
      <text:p text:style-name="P6">{</text:p>
      <text:p text:style-name="P6"><text:s text:c="8"/>int len=0;</text:p>
      <text:p text:style-name="P6"><text:s text:c="8"/>concatarray[len++] = tempvariables[tvar++];</text:p>
      <text:p text:style-name="P6"><text:s text:c="8"/>concatarray[len++] = '=';</text:p>
      <text:p text:style-name="P6"><text:s text:c="8"/>concatarray[len++] = sym1;</text:p>
      <text:p text:style-name="P6"><text:s text:c="8"/>concatarray[len++] = op;</text:p>
      <text:p text:style-name="P6"><text:s text:c="8"/>concatarray[len++] = sym2;</text:p>
      <text:p text:style-name="P6"><text:s text:c="8"/>strcpy(threeaddress[count++], concatarray);</text:p>
      <text:p text:style-name="P6">}</text:p>
      <text:p text:style-name="P6"/>
      <text:p text:style-name="P6">void main()</text:p>
      <text:p text:style-name="P6">{</text:p>
      <text:p text:style-name="P6"><text:s text:c="8"/>int i;</text:p>
      <text:p text:style-name="P6"><text:s text:c="8"/>printf("\nEnter the input expression: ");</text:p>
      <text:p text:style-name="P6"><text:s text:c="8"/>scanf("%s", input);</text:p>
      <text:p text:style-name="P6"><text:s text:c="8"/>length=strlen(input);</text:p>
      <text:p text:style-name="P6"><text:s text:c="8"/>strcpy(input, strrev(input));</text:p>
      <text:p text:style-name="P6"><text:s text:c="8"/>prefix();</text:p>
      <text:p text:style-name="P6"><text:s text:c="8"/>strcpy(prearray, strrev(prearray));</text:p>
      <text:p text:style-name="P6"><text:s text:c="8"/>for(i=0;i&lt;length;i++)</text:p>
      <text:p text:style-name="P6"><text:s text:c="16"/>if(isoperator(prearray[i]))</text:p>
      <text:p text:style-name="P6"><text:s text:c="24"/>if((isalpha(prearray[i+1])||isdigit(prearray[i+1]))&amp;&amp;</text:p>
      <text:p text:style-name="P6"><text:s text:c="32"/>(isalpha(prearray[i+2])||isdigit(prearray[i+2])))</text:p>
      <text:p text:style-name="P6"><text:s text:c="32"/>{</text:p>
      <text:p text:style-name="P6"><text:s text:c="40"/>generator(prearray[i],prearray[i+1],prearray[i+2]);</text:p>
      <text:p text:style-name="P6"><text:s text:c="40"/>del(prearray[i], i);</text:p>
      <text:p text:style-name="P6"><text:s text:c="40"/>i = -1;</text:p>
      <text:p text:style-name="P6"><text:s text:c="32"/>}</text:p>
      <text:p text:style-name="P6"><text:s text:c="8"/>printf("\nThree Address Code for the expression:\n\n");</text:p>
      <text:p text:style-name="P6"><text:s text:c="8"/>for(i=0;i&lt;count;i++)</text:p>
      <text:p text:style-name="P6"><text:s text:c="16"/>printf("%s\n", threeaddress[i]);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0T14:21:40.578786892</meta:creation-date>
    <dc:date>2024-09-10T14:36:07.609116247</dc:date>
    <meta:editing-duration>PT4M15S</meta:editing-duration>
    <meta:editing-cycles>1</meta:editing-cycles>
    <meta:document-statistic meta:table-count="0" meta:image-count="0" meta:object-count="0" meta:page-count="16" meta:paragraph-count="604" meta:word-count="1074" meta:character-count="16154" meta:non-whitespace-character-count="9191"/>
    <meta:generator>LibreOffice/6.4.7.2$Linux_X86_64 LibreOffice_project/40$Build-2</meta:generator>
  </office:meta>
</office:document-meta>
</file>